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466cm" fo:min-width="8.516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466cm" fo:min-width="8.516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466cm" fo:min-width="8.416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9.15cm" fo:min-width="7.5cm"/>
    </style:style>
    <style:style style:name="gr6" style:family="graphic" style:parent-style-name="standard">
      <style:graphic-properties svg:stroke-color="#ff420e" draw:fill-color="#ffff66" draw:textarea-horizontal-align="justify" draw:textarea-vertical-align="middle" draw:auto-grow-height="false" fo:min-height="2.368cm" fo:min-width="6.718cm"/>
    </style:style>
    <style:style style:name="gr7" style:family="graphic" style:parent-style-name="standard">
      <style:graphic-properties svg:stroke-width="0.1cm" svg:stroke-color="#ff420e" draw:marker-start-width="0.5cm" draw:marker-end-width="0.5cm" draw:fill="none" draw:textarea-vertical-align="middle" draw:auto-grow-height="false" fo:min-height="13.968cm" fo:min-width="0.25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Numatytasis">
        <draw:line draw:style-name="gr1" draw:text-style-name="P1" draw:layer="layout" svg:x1="5.5cm" svg:y1="18cm" svg:x2="5.5cm" svg:y2="1.4cm">
          <text:p/>
        </draw:line>
        <draw:custom-shape draw:style-name="gr2" draw:text-style-name="P3" draw:layer="layout" svg:width="9.2cm" svg:height="1.9cm" svg:x="1.1cm" svg:y="16.5cm">
          <text:p text:style-name="P2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2cm" svg:height="1.9cm" svg:x="1.1cm" svg:y="14.3cm">
          <text:p text:style-name="P2"><text:span text:style-name="T2">Kernel</text:span><text:span text:style-name="T3"> (Linux)</text:span></text:p>
          <text:p text:style-name="P2"><text:span text:style-name="T4"/></text:p>
          <text:p text:style-name="P2"><text:span text:style-name="T5">Drivers, input/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12.1cm">
          <text:p text:style-name="P2"><text:span text:style-name="T2">Boot manager</text:span><text:span text:style-name="T3"> (systemd)</text:span></text:p>
          <text:p text:style-name="P2"><text:span text:style-name="T4"/></text:p>
          <text:p text:style-name="P2"><text:span text:style-name="T5">Launches all other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7.7cm">
          <text:p text:style-name="P2"><text:span text:style-name="T2">Login manager</text:span><text:span text:style-name="T3"> (LightDM, …)</text:span></text:p>
          <text:p text:style-name="P2"><text:span text:style-name="T4"/></text:p>
          <text:p text:style-name="P2"><text:span text:style-name="T5">Allows a graphical 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9.9cm">
          <text:p text:style-name="P2"><text:span text:style-name="T2">Graphical server</text:span><text:span text:style-name="T3"> (Xorg, …)</text:span></text:p>
          <text:p text:style-name="P2"><text:span text:style-name="T4"/></text:p>
          <text:p text:style-name="P2"><text:span text:style-name="T5">Responsible for all 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5.5cm">
          <text:p text:style-name="P2"><text:span text:style-name="T2">Window manager</text:span><text:span text:style-name="T3"> (Metacity, ...)</text:span></text:p>
          <text:p text:style-name="P2"><text:span text:style-name="T5">Draws window decorations</text:span></text:p>
          <text:p text:style-name="P2"><text:span text:style-name="T5">(minimise/close buttons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3.3cm">
          <text:p text:style-name="P2"><text:span text:style-name="T2">Graphical shell</text:span><text:span text:style-name="T3"> (</text:span><text:span text:style-name="T6">GNOME Flashback</text:span><text:span text:style-name="T3">, ...)</text:span></text:p>
          <text:p text:style-name="P2"><text:span text:style-name="T5">Provides the taskbar,</text:span></text:p>
          <text:p text:style-name="P2"><text:span text:style-name="T5">desktop, application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1cm" svg:height="1.9cm" svg:x="1.15cm" svg:y="1.1cm">
          <text:p text:style-name="P2"><text:span text:style-name="T2">Applications</text:span><text:span text:style-name="T3"> (</text:span><text:span text:style-name="T7">Nautilus, Terminal, …</text:span><text:span text:style-name="T3">)</text:span></text:p>
          <text:p text:style-name="P2"><text:span text:style-name="T4"/></text:p>
          <text:p text:style-name="P2"><text:span text:style-name="T5">Actual programs you run and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cm" svg:height="9.4cm" svg:x="12.3cm" svg:y="4.2cm">
          <text:p text:style-name="P2"><text:span text:style-name="T1">Distribution</text:span></text:p>
          <text:p text:style-name="P2">(Ubuntu, …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5cm" svg:height="2.9cm" svg:x="12.5cm" svg:y="7.2cm">
          <text:p text:style-name="P2"><text:span text:style-name="T1">Packages</text:span> (.deb, …)</text:p>
          <text:p text:style-name="P2"/>
          <text:p text:style-name="P2"><text:span text:style-name="T5">Managed by package manager</text:span></text:p>
          <text:p text:style-name="P2"><text:span text:style-name="T5">(apt, dpkg, …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cm" svg:height="15cm" svg:x="10.3cm" svg:y="1.1cm">
          <text:p/>
          <draw:enhanced-geometry svg:viewBox="0 0 21600 21600" draw:glue-points="0 0 0 21600 21600 10800" draw:text-areas="0 ?f9 7800 ?f10" draw:type="right-brace" draw:modifiers="1800 10838.15745616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6" draw:layer="layout" svg:width="7.5cm" svg:height="2.9cm" svg:x="12.5cm" svg:y="10.4cm">
          <text:p text:style-name="P2"><text:span text:style-name="T1">Infrastructure</text:span></text:p>
          <text:p text:style-name="P2">(IRC, forums,</text:p>
          <text:p text:style-name="P2">bug tracker, …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cm" fo:page-height="1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Numatytasi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5:44:46.730771263</meta:creation-date>
    <dc:date>2017-12-15T14:30:24.807145971</dc:date>
    <meta:editing-duration>PT16M39S</meta:editing-duration>
    <meta:editing-cycles>3</meta:editing-cycles>
    <meta:generator>LibreOffice/5.4.2.2.0$Linux_X86_64 LibreOffice_project/40m0$Build-2</meta:generator>
    <meta:document-statistic meta:object-count="13"/>
  </office:meta>
</office:document-meta>
</file>